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2mm"/>
    </style:style>
    <style:style style:name="co6" style:family="table-column">
      <style:table-column-properties fo:break-before="auto" style:column-width="36.92mm"/>
    </style:style>
    <style:style style:name="co7" style:family="table-column">
      <style:table-column-properties fo:break-before="auto" style:column-width="99.62mm"/>
    </style:style>
    <style:style style:name="co8" style:family="table-column">
      <style:table-column-properties fo:break-before="auto" style:column-width="75.12mm"/>
    </style:style>
    <style:style style:name="co9" style:family="table-column">
      <style:table-column-properties fo:break-before="auto" style:column-width="74.79mm"/>
    </style:style>
    <style:style style:name="co10" style:family="table-column">
      <style:table-column-properties fo:break-before="auto" style:column-width="26.81mm"/>
    </style:style>
    <style:style style:name="co11" style:family="table-column">
      <style:table-column-properties fo:break-before="auto" style:column-width="58.16mm"/>
    </style:style>
    <style:style style:name="co12" style:family="table-column">
      <style:table-column-properties fo:break-before="auto" style:column-width="129.68mm"/>
    </style:style>
    <style:style style:name="co13" style:family="table-column">
      <style:table-column-properties fo:break-before="auto" style:column-width="117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gs&amp;Features(C++ version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</table:table>
      <table:table table:name="Server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xt meeting is 16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23th of Feb. 2021 4pm UTC</text:p>
          </table:table-cell>
          <table:table-cell table:number-columns-repeated="2"/>
        </table:table-row>
      </table:table>
      <table:table table:name="Bugs&amp;Features(Java)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table:style-name="ce3" office:value-type="string" calcext:value-type="string">
            <text:p>menu</text:p>
          </table:table-cell>
          <table:table-cell table:style-name="ce3"/>
          <table:table-cell table:style-name="ce3" office:value-type="string" calcext:value-type="string">
            <text:p>generate uuid, when reading menu</text:p>
          </table:table-cell>
          <table:table-cell table:style-name="ce3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the button creations in drill down menu to tree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Right mouse button menu for editing tree items in tree view</text:p>
          </table:table-cell>
          <table:table-cell table:style-name="ce4" office:value-type="string" calcext:value-type="string">
            <text:p>(Delete, Add Nodes, Set Attribute, Set Name, Set price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he Notbook panel view</text:p>
          </table:table-cell>
          <table:table-cell table:number-columns-repeated="2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Right mouse button menu for editing button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properties of buttons and drilldown menu with the node 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Names instead of xml tag names should be displayed in the GUI</text:p>
          </table:table-cell>
          <table:table-cell table:style-name="ce3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UUID auto generation</text:p>
          </table:table-cell>
          <table:table-cell table:style-name="ce3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dren for width and height in the treeview according to the given example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w drill down menues in the existing drill down menu (change load)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nge uuids to long value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grate right mouse button functionality for translating Drill Down Menu Buttons</text:p>
          </table:table-cell>
          <table:table-cell office:value-type="string" calcext:value-type="string">
            <text:p>Add x,y position nodes to buttons (now you have width, height, x,y)</text:p>
          </table:table-cell>
          <table:table-cell office:value-type="string" calcext:value-type="string">
            <text:p>Tom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3:23:26.7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2-23T17:27:14.413000000</dc:date>
    <meta:editing-duration>P7DT6H50M35S</meta:editing-duration>
    <meta:editing-cycles>45</meta:editing-cycles>
    <meta:generator>LibreOffice/6.3.0.4$Windows_X86_64 LibreOffice_project/057fc023c990d676a43019934386b85b21a9ee99</meta:generator>
    <meta:document-statistic meta:table-count="5" meta:cell-count="104" meta:object-count="0"/>
  </office:meta>
</office:document-meta>
</file>